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/>
    </style:style>
    <style:style style:name="gr2" style:family="graphic" style:parent-style-name="LogoA">
      <style:graphic-properties draw:textarea-vertical-align="middle" draw:auto-grow-height="false" fo:min-height="2.75cm" fo:min-width="7.1cm"/>
    </style:style>
    <style:style style:name="gr3" style:family="graphic" style:parent-style-name="objectwithoutfill">
      <style:graphic-properties svg:stroke-width="0.212cm" draw:marker-start-width="0.518cm" draw:marker-end-width="0.518cm" draw:fill="none" fo:padding-top="0.231cm" fo:padding-bottom="0.231cm" fo:padding-left="0.356cm" fo:padding-right="0.356cm"/>
    </style:style>
    <style:style style:name="gr4" style:family="graphic" style:parent-style-name="LogoA">
      <style:graphic-properties svg:stroke-width="0.212cm" draw:marker-start-width="0.159cm" draw:marker-end-width="0.159cm" draw:textarea-vertical-align="middle" draw:auto-grow-height="false" fo:min-height="1.038cm" fo:min-width="1.552cm" fo:padding-top="-0.269cm" fo:padding-bottom="-0.269cm" fo:padding-left="-0.144cm" fo:padding-right="-0.144cm"/>
    </style:style>
    <style:style style:name="gr5" style:family="graphic" style:parent-style-name="LogoA">
      <style:graphic-properties svg:stroke-width="0.212cm" draw:marker-start-width="0.159cm" draw:marker-end-width="0.159cm" fo:padding-top="-0.269cm" fo:padding-bottom="-0.269cm" fo:padding-left="-0.144cm" fo:padding-right="-0.144cm"/>
    </style:style>
    <style:style style:name="gr6" style:family="graphic" style:parent-style-name="LogoZ">
      <style:graphic-properties svg:stroke-width="0.212cm" draw:marker-start-width="0.159cm" draw:marker-end-width="0.159cm" fo:padding-top="-0.269cm" fo:padding-bottom="-0.269cm" fo:padding-left="-0.144cm" fo:padding-right="-0.144cm"/>
    </style:style>
    <style:style style:name="gr7" style:family="graphic" style:parent-style-name="LogoA">
      <style:graphic-properties svg:stroke-width="0.212cm" svg:stroke-color="#007c7c" draw:marker-start-width="0.318cm" draw:marker-end-width="0.318cm" draw:fill="none" draw:textarea-vertical-align="middle" draw:auto-grow-height="false" fo:min-height="6.038cm" fo:min-width="6.388cm" fo:padding-top="-0.269cm" fo:padding-bottom="-0.269cm" fo:padding-left="-0.144cm" fo:padding-right="-0.144cm"/>
    </style:style>
    <style:style style:name="gr8" style:family="graphic" style:parent-style-name="objectwithoutfill">
      <style:graphic-properties svg:stroke-width="0.106cm" draw:marker-start-width="0.359cm" draw:marker-end-width="0.359cm" draw:fill="none" fo:padding-top="0.178cm" fo:padding-bottom="0.178cm" fo:padding-left="0.303cm" fo:padding-right="0.303cm"/>
    </style:style>
    <style:style style:name="gr9" style:family="graphic" style:parent-style-name="LogoA">
      <style:graphic-properties svg:stroke-width="0.106cm" draw:marker-start-width="0cm" draw:marker-end-width="0cm" draw:textarea-vertical-align="middle" draw:auto-grow-height="false" fo:min-height="0.767cm" fo:min-width="0.869cm" fo:padding-top="-0.322cm" fo:padding-bottom="-0.322cm" fo:padding-left="-0.197cm" fo:padding-right="-0.197cm"/>
    </style:style>
    <style:style style:name="gr10" style:family="graphic" style:parent-style-name="LogoA">
      <style:graphic-properties svg:stroke-width="0.106cm" draw:marker-start-width="0cm" draw:marker-end-width="0cm" fo:padding-top="-0.322cm" fo:padding-bottom="-0.322cm" fo:padding-left="-0.197cm" fo:padding-right="-0.197cm"/>
    </style:style>
    <style:style style:name="gr11" style:family="graphic" style:parent-style-name="LogoZ">
      <style:graphic-properties svg:stroke-width="0.106cm" draw:marker-start-width="0cm" draw:marker-end-width="0cm" fo:padding-top="-0.322cm" fo:padding-bottom="-0.322cm" fo:padding-left="-0.197cm" fo:padding-right="-0.197cm"/>
    </style:style>
    <style:style style:name="gr12" style:family="graphic" style:parent-style-name="LogoA">
      <style:graphic-properties svg:stroke-width="0.106cm" svg:stroke-color="#007c7c" draw:marker-start-width="0.159cm" draw:marker-end-width="0.159cm" draw:fill="none" draw:textarea-vertical-align="middle" draw:auto-grow-height="false" fo:min-height="3.063cm" fo:min-width="3.088cm" fo:padding-top="-0.322cm" fo:padding-bottom="-0.322cm" fo:padding-left="-0.197cm" fo:padding-right="-0.197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Logo" draw:style-name="dp1" draw:master-page-name="Default">
        <office:forms form:automatic-focus="false" form:apply-design-mode="false"/>
        <draw:g>
          <draw:line draw:style-name="gr1" draw:text-style-name="P1" draw:layer="measurelines" svg:x1="3cm" svg:y1="2.3cm" svg:x2="21.7cm" svg:y2="2.3cm">
            <text:p/>
          </draw:line>
          <draw:custom-shape draw:style-name="gr2" draw:text-style-name="P2" draw:layer="layout" svg:width="15.2cm" svg:height="9cm" svg:x="16.1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LogoA" draw:layer="layout" svg:x1="23.7cm" svg:y1="22.3cm" svg:x2="27.39cm" svg:y2="26.8cm">
            <text:p/>
          </draw:line>
          <draw:polygon draw:style-name="LogoZ" draw:layer="layout" svg:width="18.699cm" svg:height="24.999cm" svg:x="3cm" svg:y="2.3cm" svg:viewBox="0 0 18700 25000" draw:points="0,0 0,3300 14000,3300 0,20000 0,25000 18700,25000 18700,20000 11800,16000 9500,20000 18700,3300 18700,0">
            <text:p/>
          </draw:polygon>
        </draw:g>
        <draw:line draw:style-name="gr3" draw:text-style-name="P1" draw:layer="layout" svg:x1="32.17cm" svg:y1="5.875cm" svg:x2="35.28cm" svg:y2="5.875cm">
          <text:p/>
        </draw:line>
        <draw:custom-shape draw:style-name="gr4" draw:text-style-name="P2" draw:layer="layout" svg:width="2.528cm" svg:height="1.497cm" svg:x="34.422cm" svg:y="8.5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layer="layout" svg:x1="35.686cm" svg:y1="9.201cm" svg:x2="36.3cm" svg:y2="9.949cm">
          <text:p/>
        </draw:line>
        <draw:polygon draw:style-name="gr6" draw:layer="layout" svg:width="3.109cm" svg:height="4.157cm" svg:x="32.17cm" svg:y="5.875cm" svg:viewBox="0 0 3110 4158" draw:points="0,0 0,549 2328,549 0,3326 0,4158 3110,4158 3110,3326 1962,2661 1580,3326 3110,549 3110,0">
          <text:p/>
        </draw:polygon>
        <draw:custom-shape draw:style-name="gr7" draw:text-style-name="P3" draw:layer="layout" svg:width="6.1cm" svg:height="5.5cm" svg:x="31.5cm" svg:y="5.17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3.008cm" svg:y1="13.396cm" svg:x2="34.435cm" svg:y2="13.396cm">
          <text:p/>
        </draw:line>
        <draw:custom-shape draw:style-name="gr9" draw:text-style-name="P2" draw:layer="layout" svg:width="1.161cm" svg:height="0.687cm" svg:x="34.041cm" svg:y="14.6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layer="layout" svg:x1="34.621cm" svg:y1="14.923cm" svg:x2="34.903cm" svg:y2="15.267cm">
          <text:p/>
        </draw:line>
        <draw:polygon draw:style-name="gr11" draw:layer="layout" svg:width="1.426cm" svg:height="1.907cm" svg:x="33.008cm" svg:y="13.396cm" svg:viewBox="0 0 1427 1908" draw:points="0,0 0,252 1069,252 0,1527 0,1908 1427,1908 1427,1527 901,1221 725,1527 1427,252 1427,0">
          <text:p/>
        </draw:polygon>
        <draw:custom-shape draw:style-name="gr12" draw:text-style-name="P3" draw:layer="layout" svg:width="2.8cm" svg:height="2.525cm" svg:x="32.7cm" svg:y="13.0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">
      <style:graphic-properties draw:stroke="none" svg:stroke-color="#000000" draw:fill="solid" draw:fill-color="#d0d0d0" draw:textarea-horizontal-align="center" draw:textarea-vertical-align="middle" fo:padding-top="0.5cm" fo:padding-bottom="0.5cm" fo:padding-left="0.5cm" fo:padding-right="0.5cm" fo:wrap-option="wrap" draw:shadow-color="#000000"/>
      <style:text-properties style:use-window-font-color="true" style:font-name="DejaVu Sans Mono" fo:font-family="'DejaVu Sans Mono'" style:font-style-name="Book" style:font-family-generic="modern" style:font-pitch="fixed" fo:font-size="20pt" fo:font-weight="normal"/>
    </style:style>
    <style:style style:name="Filled_20_Blue" style:display-name="Filled Blue" style:family="graphic" style:parent-style-name="Filled">
      <style:graphic-properties draw:stroke="none" svg:stroke-color="#000000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 style:parent-style-name="Shape">
      <style:graphic-properties svg:stroke-width="0.1cm" svg:stroke-color="#000000" draw:marker-start-width="0.24cm" draw:marker-end-width="0.24cm" draw:fill="none" draw:textarea-vertical-align="middle" draw:auto-grow-width="true" fo:padding-top="0cm" fo:padding-bottom="0cm" fo:padding-left="0cm" fo:padding-right="0cm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svg:stroke-color="#ce18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yan" style:family="graphic" style:parent-style-name="Filled"/>
    <style:style style:name="Gray" style:family="graphic" style:parent-style-name="Filled_20_Yellow">
      <style:graphic-properties draw:fill="solid" draw:fill-color="#666666"/>
      <style:text-properties fo:color="#ffffff"/>
    </style:style>
    <style:style style:name="CubeCyan" style:family="graphic" style:parent-style-name="ZakharCubes">
      <style:graphic-properties draw:fill="solid" draw:fill-color="#007c7c"/>
      <style:text-properties fo:color="#ffffff"/>
    </style:style>
    <style:style style:name="CubeRed" style:family="graphic" style:parent-style-name="ZakharCubes">
      <style:graphic-properties draw:fill="solid" draw:fill-color="#b00000"/>
      <style:text-properties fo:color="#ffffff"/>
    </style:style>
    <style:style style:name="CubeCyanDescribing" style:family="graphic" style:parent-style-name="Cube_5f_Describtion">
      <style:graphic-properties svg:stroke-color="#3465a4" draw:stroke-linejoin="round" svg:stroke-linecap="butt" draw:fill="solid" draw:fill-color="#a5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fit-to-contour="false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ubeCyanDescribing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ubeRedDescribing" style:family="graphic" style:parent-style-name="Cube_5f_Describtion">
      <style:graphic-properties svg:stroke-color="#3465a4" draw:fill="solid" draw:fill-color="#ffd0d0"/>
      <style:paragraph-properties fo:text-align="start">
        <style:tab-stops/>
      </style:paragraph-properties>
      <style:text-properties style:use-window-font-color="true"/>
    </style:style>
    <style:style style:name="Shape" style:family="graphic" style:parent-style-name="standard">
      <style:graphic-properties draw:stroke-dash="Dashed_20__28_var_29__20_4" draw:fill-gradient-name="Gradient_20_1" draw:fill-hatch-name="Hatching_20_1" draw:fill-image-name="Bitmap_20_1"/>
    </style:style>
    <style:style style:name="ZakharCubes" style:family="graphic" style:parent-style-name="standard">
      <style:graphic-properties draw:stroke="none" draw:stroke-dash="Dashed_20__28_var_29__20_4" svg:stroke-color="#3465a4" draw:fill="solid" draw:fill-color="#999999" draw:fill-gradient-name="Gradient_20_2" draw:fill-hatch-name="Hatching_20_1" draw:fill-image-name="Bitmap_20_2" draw:textarea-horizontal-align="justify" draw:textarea-vertical-align="middle" draw:auto-grow-height="false" fo:min-height="5cm" fo:min-width="5cm"/>
      <style:paragraph-properties fo:text-align="center"/>
      <style:text-properties style:font-name="DejaVu Sans Mono" fo:font-family="'DejaVu Sans Mono'" style:font-style-name="Book" style:font-family-generic="modern" style:font-pitch="fixed" fo:font-size="24pt"/>
    </style:style>
    <style:style style:name="CubeGray" style:family="graphic" style:parent-style-name="ZakharCubes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666666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5cm" fo:min-width="5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ubeGray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fo:letter-spacing="normal" fo:text-shadow="none" style:text-underline-style="none" style:text-underline-mode="continuous" style:text-overline-mode="continuous" style:text-line-through-mode="continuous" style:letter-kerning="true" fo:background-color="transparent" style:text-emphasize="none" style:text-scale="100%" style:font-relief="none" style:text-overline-style="none" style:text-overline-color="font-color" fo:hyphenate="false"/>
    </style:style>
    <style:style style:name="Cube_5f_Describtion" style:display-name="Cube_Describtion" style:family="graphic" style:parent-style-name="ZakharCubes">
      <style:graphic-properties draw:fill="solid" draw:fill-color="#999999" draw:textarea-horizontal-align="center" fo:padding-top="0.1cm" fo:padding-bottom="0.1cm" fo:padding-left="0.3cm" fo:padding-right="0.3cm" fo:wrap-option="wrap"/>
      <style:paragraph-properties fo:text-align="start"/>
      <style:text-properties fo:font-size="20pt"/>
    </style:style>
    <style:style style:name="CubeGreyDecribng" style:family="graphic" style:parent-style-name="Cube_5f_Describtion">
      <style:graphic-properties draw:fill="solid" draw:fill-color="#cccccc"/>
      <style:paragraph-properties fo:text-align="start"/>
    </style:style>
    <style:style style:name="Logo" style:family="graphic" style:parent-style-name="standard">
      <style:graphic-properties draw:stroke-dash="Dashed_20__28_var_29__20_4" svg:stroke-width="1cm" svg:stroke-color="#fe7f00" draw:marker-start-width="1.5cm" draw:marker-end-width="1.5cm" draw:stroke-linejoin="miter" svg:stroke-linecap="square" draw:fill="solid" draw:fill-color="#ffffff" draw:fill-gradient-name="Gradient_20_2" draw:fill-hatch-name="Hatching_20_1" draw:fill-image-name="Bitmap_20_2"/>
    </style:style>
    <style:style style:name="LogoZ" style:family="graphic" style:parent-style-name="Logo">
      <style:graphic-properties svg:stroke-color="#007c7c"/>
    </style:style>
    <style:style style:name="LogoA" style:family="graphic" style:parent-style-name="Logo">
      <style:graphic-properties svg:stroke-color="#00caca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4.2$Windows_X86_64 LibreOffice_project/9d0f32d1f0b509096fd65e0d4bec26ddd1938fd3</meta:generator>
    <dc:date>2019-01-11T16:23:42.278000000</dc:date>
    <meta:editing-duration>PT2H5M53S</meta:editing-duration>
    <meta:editing-cycles>15</meta:editing-cycles>
    <meta:document-statistic meta:object-count="15"/>
  </office:meta>
</office:document-meta>
</file>